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u@skillologies:~$ mongo</text:p>
      <text:p text:style-name="P1">MongoDB shell version v3.6.8</text:p>
      <text:p text:style-name="P1">connecting to: mongodb://127.0.0.1:27017</text:p>
      <text:p text:style-name="P1">Implicit session: session { "id" : UUID("b5d3bc3a-ddea-42ba-ae86-019984d4d69a") }</text:p>
      <text:p text:style-name="P1">MongoDB server version: 3.6.8</text:p>
      <text:p text:style-name="P1">Server has startup warnings: </text:p>
      <text:p text:style-name="P1">2023-04-26T10:34:33.103+0530 I STORAGE <text:s/>[initandlisten] </text:p>
      <text:p text:style-name="P1">2023-04-26T10:34:33.103+0530 I STORAGE <text:s/>[initandlisten] ** WARNING: Using the XFS filesystem is strongly recommended with the WiredTiger storage engine</text:p>
      <text:p text:style-name="P1">2023-04-26T10:34:33.103+0530 I STORAGE <text:s/>[initandlisten] ** <text:s text:c="9"/>See http://dochub.mongodb.org/core/prodnotes-filesystem</text:p>
      <text:p text:style-name="P1">2023-04-26T10:34:41.873+0530 I CONTROL <text:s/>[initandlisten] </text:p>
      <text:p text:style-name="P1">2023-04-26T10:34:41.874+0530 I CONTROL <text:s/>[initandlisten] ** WARNING: Access control is not enabled for the database.</text:p>
      <text:p text:style-name="P1">2023-04-26T10:34:41.874+0530 I CONTROL <text:s/>[initandlisten] ** <text:s text:c="9"/>Read and write access to data and configuration is unrestricted.</text:p>
      <text:p text:style-name="P1">2023-04-26T10:34:41.874+0530 I CONTROL <text:s/>[initandlisten] </text:p>
      <text:p text:style-name="P1">&gt; use pgdbda</text:p>
      <text:p text:style-name="P1">switched to db pgdbda</text:p>
      <text:p text:style-name="P1">&gt; db.student.find()</text:p>
      <text:p text:style-name="P1">{ "_id" : ObjectId("64532016b4079d5555a82e49"), "roll" : 1, "name" : "Raju", "marks" : 67.88 }</text:p>
      <text:p text:style-name="P1">&gt; db.mydata.find()</text:p>
      <text:p text:style-name="P1">{ "_id" : ObjectId("64531ef2b4079d5555a82e48"), "name" : "Tushar", "marks" : 67.34 }</text:p>
      <text:p text:style-name="P1">&gt; </text:p>
      <text:p text:style-name="P1">&gt; db.mydata.drop()</text:p>
      <text:p text:style-name="P1">true</text:p>
      <text:p text:style-name="P1">&gt; show collections</text:p>
      <text:p text:style-name="P1">student</text:p>
      <text:p text:style-name="P1">&gt; db.mydata.insert(</text:p>
      <text:p text:style-name="P1">... {</text:p>
      <text:p text:style-name="P1">... <text:s text:c="2"/>course:'BDA',</text:p>
      <text:p text:style-name="P1">... <text:s text:c="2"/>details: {</text:p>
      <text:p text:style-name="P1">... <text:s text:c="3"/>duration:'6 Months',</text:p>
      <text:p text:style-name="P1">... <text:s text:c="3"/>trainer:'Tushar Kute'</text:p>
      <text:p text:style-name="P1">... <text:s text:c="2"/>}</text:p>
      <text:p text:style-name="P1">... <text:s text:c="2"/>Batch:[{size:'Small',qty:10},{size:'Medium',qty:30}],</text:p>
      <text:p text:style-name="P1">... <text:s text:c="2"/>category:'Data Science'</text:p>
      <text:p text:style-name="P1">... }</text:p>
      <text:p text:style-name="P1">... )</text:p>
      <text:p text:style-name="P1">2023-05-04T08:50:40.200+0530 E QUERY <text:s text:c="3"/>[thread1] SyntaxError: missing } after property list @(shell):8:2</text:p>
      <text:p text:style-name="P1">&gt; </text:p>
      <text:p text:style-name="P1">&gt; db.mydata.insert( { <text:s text:c="2"/>course:'BDA', <text:s text:c="2"/>details: { <text:s text:c="3"/>duration:'6 Months', <text:s text:c="3"/>trainer:'Tushar Kute' <text:s text:c="2"/>}, <text:s text:c="2"/>Batch:[{size:'Small',qty:10},{size:'Medium',qty:30}], <text:s text:c="2"/>category:'Data Science' } )</text:p>
      <text:p text:style-name="P1">WriteResult({ "nInserted" : 1 })</text:p>
      <text:p text:style-name="P1">&gt; db.mydata.find()</text:p>
      <text:p text:style-name="P1"><text:soft-page-break/>{ "_id" : ObjectId("64532490617ba227d82d2000"), "course" : "BDA", "details" : { "duration" : "6 Months", "trainer" : "Tushar Kute" }, "Batch" : [ { "size" : "Small", "qty" : 10 }, { "size" : "Medium", "qty" : 30 } ], "category" : "Data Science" }</text:p>
      <text:p text:style-name="P1">&gt; </text:p>
      <text:p text:style-name="P1"/>
      <text:p text:style-name="P1"/>
      <text:p text:style-name="P1"/>
      <text:p text:style-name="P1"/>
      <text:p text:style-name="P1">&gt; db.student.insert( {'roll':2, <text:s/>'name':'Pramod', <text:s/>'marks':89.23 })</text:p>
      <text:p text:style-name="P1">WriteResult({ "nInserted" : 1 })</text:p>
      <text:p text:style-name="P1">&gt; db.student.insert( {'roll':3, <text:s/>'name':'Priya', <text:s/>'marks':73.22,class:'TY' })</text:p>
      <text:p text:style-name="P1">WriteResult({ "nInserted" : 1 })</text:p>
      <text:p text:style-name="P1">&gt; db.student.insert( {'roll':4, <text:s/>'name':'Amar',class:'SY' })</text:p>
      <text:p text:style-name="P1">WriteResult({ "nInserted" : 1 })</text:p>
      <text:p text:style-name="P1">&gt; db.student.insert( {'roll':5, <text:s/>'name':'Akash',class:'SY',marks:61.33,age:21 })</text:p>
      <text:p text:style-name="P1">WriteResult({ "nInserted" : 1 })</text:p>
      <text:p text:style-name="P1">&gt; db.student.find()</text:p>
      <text:p text:style-name="P1">{ "_id" : ObjectId("64532016b4079d5555a82e49"), "roll" : 1, "name" : "Raju", "marks" : 67.88 }</text:p>
      <text:p text:style-name="P1">{ "_id" : ObjectId("645325a1617ba227d82d2001"), "roll" : 2, "name" : "Pramod", "marks" : 89.23 }</text:p>
      <text:p text:style-name="P1">{ "_id" : ObjectId("645325b7617ba227d82d2002"), "roll" : 3, "name" : "Priya", "marks" : 73.22, "class" : "TY" }</text:p>
      <text:p text:style-name="P1">{ "_id" : ObjectId("645325c8617ba227d82d2003"), "roll" : 4, "name" : "Amar", "class" : "SY" }</text:p>
      <text:p text:style-name="P1">{ "_id" : ObjectId("645325dc617ba227d82d2004"), "roll" : 5, "name" : "Akash", "class" : "SY", "marks" : 61.33, "age" : 21 }</text:p>
      <text:p text:style-name="P1">&gt; </text:p>
      <text:p text:style-name="P1">&gt; db.student.find().pretty()</text:p>
      <text:p text:style-name="P1">{</text:p>
      <text:p text:style-name="P1"><text:tab/>"_id" : ObjectId("64532016b4079d5555a82e49"),</text:p>
      <text:p text:style-name="P1"><text:tab/>"roll" : 1,</text:p>
      <text:p text:style-name="P1"><text:tab/>"name" : "Raju",</text:p>
      <text:p text:style-name="P1"><text:tab/>"marks" : 67.88</text:p>
      <text:p text:style-name="P1">}</text:p>
      <text:p text:style-name="P1">{</text:p>
      <text:p text:style-name="P1"><text:tab/>"_id" : ObjectId("645325a1617ba227d82d2001"),</text:p>
      <text:p text:style-name="P1"><text:tab/>"roll" : 2,</text:p>
      <text:p text:style-name="P1"><text:tab/>"name" : "Pramod",</text:p>
      <text:p text:style-name="P1"><text:tab/>"marks" : 89.23</text:p>
      <text:p text:style-name="P1">}</text:p>
      <text:p text:style-name="P1">{</text:p>
      <text:p text:style-name="P1"><text:tab/>"_id" : ObjectId("645325b7617ba227d82d2002"),</text:p>
      <text:p text:style-name="P1"><text:tab/>"roll" : 3,</text:p>
      <text:p text:style-name="P1"><text:tab/>"name" : "Priya",</text:p>
      <text:p text:style-name="P1"><text:tab/>"marks" : 73.22,</text:p>
      <text:p text:style-name="P1"><text:tab/>"class" : "TY"</text:p>
      <text:p text:style-name="P1">}</text:p>
      <text:p text:style-name="P1">{</text:p>
      <text:p text:style-name="P1"><text:soft-page-break/><text:tab/>"_id" : ObjectId("645325c8617ba227d82d2003"),</text:p>
      <text:p text:style-name="P1"><text:tab/>"roll" : 4,</text:p>
      <text:p text:style-name="P1"><text:tab/>"name" : "Amar",</text:p>
      <text:p text:style-name="P1"><text:tab/>"class" : "SY"</text:p>
      <text:p text:style-name="P1">}</text:p>
      <text:p text:style-name="P1">{</text:p>
      <text:p text:style-name="P1"><text:tab/>"_id" : ObjectId("645325dc617ba227d82d2004"),</text:p>
      <text:p text:style-name="P1"><text:tab/>"roll" : 5,</text:p>
      <text:p text:style-name="P1"><text:tab/>"name" : "Akash",</text:p>
      <text:p text:style-name="P1"><text:tab/>"class" : "SY",</text:p>
      <text:p text:style-name="P1"><text:tab/>"marks" : 61.33,</text:p>
      <text:p text:style-name="P1"><text:tab/>"age" : 21</text:p>
      <text:p text:style-name="P1">}</text:p>
      <text:p text:style-name="P1">&gt; </text:p>
      <text:p text:style-name="P1">&gt; db.mydata.find().pretty()</text:p>
      <text:p text:style-name="P1">{</text:p>
      <text:p text:style-name="P1"><text:tab/>"_id" : ObjectId("64532490617ba227d82d2000"),</text:p>
      <text:p text:style-name="P1"><text:tab/>"course" : "BDA",</text:p>
      <text:p text:style-name="P1"><text:tab/>"details" : {</text:p>
      <text:p text:style-name="P1"><text:tab/><text:tab/>"duration" : "6 Months",</text:p>
      <text:p text:style-name="P1"><text:tab/><text:tab/>"trainer" : "Tushar Kute"</text:p>
      <text:p text:style-name="P1"><text:tab/>},</text:p>
      <text:p text:style-name="P1"><text:tab/>"Batch" : [</text:p>
      <text:p text:style-name="P1"><text:tab/><text:tab/>{</text:p>
      <text:p text:style-name="P1"><text:tab/><text:tab/><text:tab/>"size" : "Small",</text:p>
      <text:p text:style-name="P1"><text:tab/><text:tab/><text:tab/>"qty" : 10</text:p>
      <text:p text:style-name="P1"><text:tab/><text:tab/>},</text:p>
      <text:p text:style-name="P1"><text:tab/><text:tab/>{</text:p>
      <text:p text:style-name="P1"><text:tab/><text:tab/><text:tab/>"size" : "Medium",</text:p>
      <text:p text:style-name="P1"><text:tab/><text:tab/><text:tab/>"qty" : 30</text:p>
      <text:p text:style-name="P1"><text:tab/><text:tab/>}</text:p>
      <text:p text:style-name="P1"><text:tab/>],</text:p>
      <text:p text:style-name="P1"><text:tab/>"category" : "Data Science"</text:p>
      <text:p text:style-name="P1">}</text:p>
      <text:p text:style-name="P1">&gt; </text:p>
      <text:p text:style-name="P1">&gt; db.mydata.findOne().pretty()</text:p>
      <text:p text:style-name="P1">2023-05-04T09:02:25.922+0530 E QUERY <text:s text:c="3"/>[thread1] TypeError: db.mydata.findOne(...).pretty is not a function :</text:p>
      <text:p text:style-name="P1">@(shell):1:1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mydata.findOne()</text:p>
      <text:p text:style-name="P1">{</text:p>
      <text:p text:style-name="P1"><text:tab/>"_id" : ObjectId("64532490617ba227d82d2000"),</text:p>
      <text:p text:style-name="P1"><text:soft-page-break/><text:tab/>"course" : "BDA",</text:p>
      <text:p text:style-name="P1"><text:tab/>"details" : {</text:p>
      <text:p text:style-name="P1"><text:tab/><text:tab/>"duration" : "6 Months",</text:p>
      <text:p text:style-name="P1"><text:tab/><text:tab/>"trainer" : "Tushar Kute"</text:p>
      <text:p text:style-name="P1"><text:tab/>},</text:p>
      <text:p text:style-name="P1"><text:tab/>"Batch" : [</text:p>
      <text:p text:style-name="P1"><text:tab/><text:tab/>{</text:p>
      <text:p text:style-name="P1"><text:tab/><text:tab/><text:tab/>"size" : "Small",</text:p>
      <text:p text:style-name="P1"><text:tab/><text:tab/><text:tab/>"qty" : 10</text:p>
      <text:p text:style-name="P1"><text:tab/><text:tab/>},</text:p>
      <text:p text:style-name="P1"><text:tab/><text:tab/>{</text:p>
      <text:p text:style-name="P1"><text:tab/><text:tab/><text:tab/>"size" : "Medium",</text:p>
      <text:p text:style-name="P1"><text:tab/><text:tab/><text:tab/>"qty" : 30</text:p>
      <text:p text:style-name="P1"><text:tab/><text:tab/>}</text:p>
      <text:p text:style-name="P1"><text:tab/>],</text:p>
      <text:p text:style-name="P1"><text:tab/>"category" : "Data Science"</text:p>
      <text:p text:style-name="P1">}</text:p>
      <text:p text:style-name="P1">&gt; </text:p>
      <text:p text:style-name="P1">&gt; db.student.findOne()</text:p>
      <text:p text:style-name="P1">{</text:p>
      <text:p text:style-name="P1"><text:tab/>"_id" : ObjectId("64532016b4079d5555a82e49"),</text:p>
      <text:p text:style-name="P1"><text:tab/>"roll" : 1,</text:p>
      <text:p text:style-name="P1"><text:tab/>"name" : "Raju",</text:p>
      <text:p text:style-name="P1"><text:tab/>"marks" : 67.88</text:p>
      <text:p text:style-name="P1">}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student.find({class:'SY}).find()</text:p>
      <text:p text:style-name="P1">2023-05-04T09:05:00.004+0530 E QUERY <text:s text:c="3"/>[thread1] SyntaxError: unterminated string literal @(shell):1:23</text:p>
      <text:p text:style-name="P1">&gt; db.student.find({class:'SY}).pretty()</text:p>
      <text:p text:style-name="P1">2023-05-04T09:05:05.152+0530 E QUERY <text:s text:c="3"/>[thread1] SyntaxError: unterminated string literal @(shell):1:23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student.find({class:'SY'}).pretty()</text:p>
      <text:p text:style-name="P1">{</text:p>
      <text:p text:style-name="P1"><text:tab/>"_id" : ObjectId("645325c8617ba227d82d2003"),</text:p>
      <text:p text:style-name="P1"><text:soft-page-break/><text:tab/>"roll" : 4,</text:p>
      <text:p text:style-name="P1"><text:tab/>"name" : "Amar",</text:p>
      <text:p text:style-name="P1"><text:tab/>"class" : "SY"</text:p>
      <text:p text:style-name="P1">}</text:p>
      <text:p text:style-name="P1">{</text:p>
      <text:p text:style-name="P1"><text:tab/>"_id" : ObjectId("645325dc617ba227d82d2004"),</text:p>
      <text:p text:style-name="P1"><text:tab/>"roll" : 5,</text:p>
      <text:p text:style-name="P1"><text:tab/>"name" : "Akash",</text:p>
      <text:p text:style-name="P1"><text:tab/>"class" : "SY",</text:p>
      <text:p text:style-name="P1"><text:tab/>"marks" : 61.33,</text:p>
      <text:p text:style-name="P1"><text:tab/>"age" : 21</text:p>
      <text:p text:style-name="P1">}</text:p>
      <text:p text:style-name="P1">&gt; </text:p>
      <text:p text:style-name="P1">&gt; db.student.find({marks:{$lt:70}}).pretty()</text:p>
      <text:p text:style-name="P1">{</text:p>
      <text:p text:style-name="P1"><text:tab/>"_id" : ObjectId("64532016b4079d5555a82e49"),</text:p>
      <text:p text:style-name="P1"><text:tab/>"roll" : 1,</text:p>
      <text:p text:style-name="P1"><text:tab/>"name" : "Raju",</text:p>
      <text:p text:style-name="P1"><text:tab/>"marks" : 67.88</text:p>
      <text:p text:style-name="P1">}</text:p>
      <text:p text:style-name="P1">{</text:p>
      <text:p text:style-name="P1"><text:tab/>"_id" : ObjectId("645325dc617ba227d82d2004"),</text:p>
      <text:p text:style-name="P1"><text:tab/>"roll" : 5,</text:p>
      <text:p text:style-name="P1"><text:tab/>"name" : "Akash",</text:p>
      <text:p text:style-name="P1"><text:tab/>"class" : "SY",</text:p>
      <text:p text:style-name="P1"><text:tab/>"marks" : 61.33,</text:p>
      <text:p text:style-name="P1"><text:tab/>"age" : 21</text:p>
      <text:p text:style-name="P1">}</text:p>
      <text:p text:style-name="P1">&gt; </text:p>
      <text:p text:style-name="P1">&gt; db.student.find({marks:{$lte:70}}).pretty()</text:p>
      <text:p text:style-name="P1">{</text:p>
      <text:p text:style-name="P1"><text:tab/>"_id" : ObjectId("64532016b4079d5555a82e49"),</text:p>
      <text:p text:style-name="P1"><text:tab/>"roll" : 1,</text:p>
      <text:p text:style-name="P1"><text:tab/>"name" : "Raju",</text:p>
      <text:p text:style-name="P1"><text:tab/>"marks" : 67.88</text:p>
      <text:p text:style-name="P1">}</text:p>
      <text:p text:style-name="P1">{</text:p>
      <text:p text:style-name="P1"><text:tab/>"_id" : ObjectId("645325dc617ba227d82d2004"),</text:p>
      <text:p text:style-name="P1"><text:tab/>"roll" : 5,</text:p>
      <text:p text:style-name="P1"><text:tab/>"name" : "Akash",</text:p>
      <text:p text:style-name="P1"><text:tab/>"class" : "SY",</text:p>
      <text:p text:style-name="P1"><text:tab/>"marks" : 61.33,</text:p>
      <text:p text:style-name="P1"><text:tab/>"age" : 21</text:p>
      <text:p text:style-name="P1">}</text:p>
      <text:p text:style-name="P1">&gt; db.student.find({marks:{$gt:70}}).pretty()</text:p>
      <text:p text:style-name="P1">{</text:p>
      <text:p text:style-name="P1"><text:tab/>"_id" : ObjectId("645325a1617ba227d82d2001"),</text:p>
      <text:p text:style-name="P1"><text:tab/>"roll" : 2,</text:p>
      <text:p text:style-name="P1"><text:tab/>"name" : "Pramod",</text:p>
      <text:p text:style-name="P1"><text:tab/>"marks" : 89.23</text:p>
      <text:p text:style-name="P1">}</text:p>
      <text:p text:style-name="P1">{</text:p>
      <text:p text:style-name="P1"><text:tab/>"_id" : ObjectId("645325b7617ba227d82d2002"),</text:p>
      <text:p text:style-name="P1"><text:soft-page-break/><text:tab/>"roll" : 3,</text:p>
      <text:p text:style-name="P1"><text:tab/>"name" : "Priya",</text:p>
      <text:p text:style-name="P1"><text:tab/>"marks" : 73.22,</text:p>
      <text:p text:style-name="P1"><text:tab/>"class" : "TY"</text:p>
      <text:p text:style-name="P1">}</text:p>
      <text:p text:style-name="P1">&gt; db.student.find({marks:{$gte:70}}).pretty()</text:p>
      <text:p text:style-name="P1">{</text:p>
      <text:p text:style-name="P1"><text:tab/>"_id" : ObjectId("645325a1617ba227d82d2001"),</text:p>
      <text:p text:style-name="P1"><text:tab/>"roll" : 2,</text:p>
      <text:p text:style-name="P1"><text:tab/>"name" : "Pramod",</text:p>
      <text:p text:style-name="P1"><text:tab/>"marks" : 89.23</text:p>
      <text:p text:style-name="P1">}</text:p>
      <text:p text:style-name="P1">{</text:p>
      <text:p text:style-name="P1"><text:tab/>"_id" : ObjectId("645325b7617ba227d82d2002"),</text:p>
      <text:p text:style-name="P1"><text:tab/>"roll" : 3,</text:p>
      <text:p text:style-name="P1"><text:tab/>"name" : "Priya",</text:p>
      <text:p text:style-name="P1"><text:tab/>"marks" : 73.22,</text:p>
      <text:p text:style-name="P1"><text:tab/>"class" : "TY"</text:p>
      <text:p text:style-name="P1">}</text:p>
      <text:p text:style-name="P1">&gt; db.student.find({class:{$ne:'SY'}}).pretty()</text:p>
      <text:p text:style-name="P1">{</text:p>
      <text:p text:style-name="P1"><text:tab/>"_id" : ObjectId("64532016b4079d5555a82e49"),</text:p>
      <text:p text:style-name="P1"><text:tab/>"roll" : 1,</text:p>
      <text:p text:style-name="P1"><text:tab/>"name" : "Raju",</text:p>
      <text:p text:style-name="P1"><text:tab/>"marks" : 67.88</text:p>
      <text:p text:style-name="P1">}</text:p>
      <text:p text:style-name="P1">{</text:p>
      <text:p text:style-name="P1"><text:tab/>"_id" : ObjectId("645325a1617ba227d82d2001"),</text:p>
      <text:p text:style-name="P1"><text:tab/>"roll" : 2,</text:p>
      <text:p text:style-name="P1"><text:tab/>"name" : "Pramod",</text:p>
      <text:p text:style-name="P1"><text:tab/>"marks" : 89.23</text:p>
      <text:p text:style-name="P1">}</text:p>
      <text:p text:style-name="P1">{</text:p>
      <text:p text:style-name="P1"><text:tab/>"_id" : ObjectId("645325b7617ba227d82d2002"),</text:p>
      <text:p text:style-name="P1"><text:tab/>"roll" : 3,</text:p>
      <text:p text:style-name="P1"><text:tab/>"name" : "Priya",</text:p>
      <text:p text:style-name="P1"><text:tab/>"marks" : 73.22,</text:p>
      <text:p text:style-name="P1"><text:tab/>"class" : "TY"</text:p>
      <text:p text:style-name="P1">}</text:p>
      <text:p text:style-name="P1">&gt; </text:p>
      <text:p text:style-name="P1">&gt; db.student.find({class:'SY',marks:{$gt:70}}).pretty()</text:p>
      <text:p text:style-name="P1">&gt; db.student.find({class:'TY',marks:{$gt:70}}).pretty()</text:p>
      <text:p text:style-name="P1">{</text:p>
      <text:p text:style-name="P1"><text:tab/>"_id" : ObjectId("645325b7617ba227d82d2002"),</text:p>
      <text:p text:style-name="P1"><text:tab/>"roll" : 3,</text:p>
      <text:p text:style-name="P1"><text:tab/>"name" : "Priya",</text:p>
      <text:p text:style-name="P1"><text:tab/>"marks" : 73.22,</text:p>
      <text:p text:style-name="P1"><text:tab/>"class" : "TY"</text:p>
      <text:p text:style-name="P1">}</text:p>
      <text:p text:style-name="P1">&gt; db.student.find({$or: [{class:'TY'},{marks:{$gt:70}}}).pretty()</text:p>
      <text:p text:style-name="P1">... ^C</text:p>
      <text:p text:style-name="P1"/>
      <text:p text:style-name="P1">&gt; db.student.find({$or: [{class:'TY'},{marks:{$gt:70}}]}).pretty()</text:p>
      <text:p text:style-name="P1"><text:soft-page-break/>{</text:p>
      <text:p text:style-name="P1"><text:tab/>"_id" : ObjectId("645325a1617ba227d82d2001"),</text:p>
      <text:p text:style-name="P1"><text:tab/>"roll" : 2,</text:p>
      <text:p text:style-name="P1"><text:tab/>"name" : "Pramod",</text:p>
      <text:p text:style-name="P1"><text:tab/>"marks" : 89.23</text:p>
      <text:p text:style-name="P1">}</text:p>
      <text:p text:style-name="P1">{</text:p>
      <text:p text:style-name="P1"><text:tab/>"_id" : ObjectId("645325b7617ba227d82d2002"),</text:p>
      <text:p text:style-name="P1"><text:tab/>"roll" : 3,</text:p>
      <text:p text:style-name="P1"><text:tab/>"name" : "Priya",</text:p>
      <text:p text:style-name="P1"><text:tab/>"marks" : 73.22,</text:p>
      <text:p text:style-name="P1"><text:tab/>"class" : "TY"</text:p>
      <text:p text:style-name="P1">}</text:p>
      <text:p text:style-name="P1">&gt; var Allcourses =</text:p>
      <text:p text:style-name="P1">... [</text:p>
      <text:p text:style-name="P1">... {</text:p>
      <text:p text:style-name="P1">... Course: "Java",</text:p>
      <text:p text:style-name="P1">... details: { Duration: "6 months", Trainer: "Tushar Kute" },</text:p>
      <text:p text:style-name="P1">... Batch: [ { size: "Medium", qty: 25 } ],</text:p>
      <text:p text:style-name="P1">... category: "Programming Language"</text:p>
      <text:p text:style-name="P1">... },</text:p>
      <text:p text:style-name="P1">... {</text:p>
      <text:p text:style-name="P1">... Course: "Python",</text:p>
      <text:p text:style-name="P1">... details: { Duration: "3 months", Trainer: "Rashmi Thorave" },</text:p>
      <text:p text:style-name="P1">... Batch: [ { size: "Small", qty: 10 }, { size: "Large", qty: 30 } ],</text:p>
      <text:p text:style-name="P1">... category: "Programming Language"</text:p>
      <text:p text:style-name="P1">... }</text:p>
      <text:p text:style-name="P1">... ];</text:p>
      <text:p text:style-name="P1">&gt; </text:p>
      <text:p text:style-name="P1">&gt; db.mydata.insert(Allcourses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2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mydata.find().pretty()</text:p>
      <text:p text:style-name="P1">{</text:p>
      <text:p text:style-name="P1"><text:tab/>"_id" : ObjectId("64532490617ba227d82d2000"),</text:p>
      <text:p text:style-name="P1"><text:tab/>"course" : "BDA",</text:p>
      <text:p text:style-name="P1"><text:tab/>"details" : {</text:p>
      <text:p text:style-name="P1"><text:tab/><text:tab/>"duration" : "6 Months",</text:p>
      <text:p text:style-name="P1"><text:tab/><text:tab/>"trainer" : "Tushar Kute"</text:p>
      <text:p text:style-name="P1"><text:tab/>},</text:p>
      <text:p text:style-name="P1"><text:tab/>"Batch" : [</text:p>
      <text:p text:style-name="P1"><text:tab/><text:tab/>{</text:p>
      <text:p text:style-name="P1"><text:tab/><text:tab/><text:tab/>"size" : "Small",</text:p>
      <text:p text:style-name="P1"><text:tab/><text:tab/><text:tab/>"qty" : 10</text:p>
      <text:p text:style-name="P1"><text:soft-page-break/><text:tab/><text:tab/>},</text:p>
      <text:p text:style-name="P1"><text:tab/><text:tab/>{</text:p>
      <text:p text:style-name="P1"><text:tab/><text:tab/><text:tab/>"size" : "Medium",</text:p>
      <text:p text:style-name="P1"><text:tab/><text:tab/><text:tab/>"qty" : 30</text:p>
      <text:p text:style-name="P1"><text:tab/><text:tab/>}</text:p>
      <text:p text:style-name="P1"><text:tab/>],</text:p>
      <text:p text:style-name="P1"><text:tab/>"category" : "Data Science"</text:p>
      <text:p text:style-name="P1">}</text:p>
      <text:p text:style-name="P1">{</text:p>
      <text:p text:style-name="P1"><text:tab/>"_id" : ObjectId("64532f1b617ba227d82d2005"),</text:p>
      <text:p text:style-name="P1"><text:tab/>"Course" : "Java",</text:p>
      <text:p text:style-name="P1"><text:tab/>"details" : {</text:p>
      <text:p text:style-name="P1"><text:tab/><text:tab/>"Duration" : "6 months",</text:p>
      <text:p text:style-name="P1"><text:tab/><text:tab/>"Trainer" : "Tushar Kute"</text:p>
      <text:p text:style-name="P1"><text:tab/>},</text:p>
      <text:p text:style-name="P1"><text:tab/>"Batch" : [</text:p>
      <text:p text:style-name="P1"><text:tab/><text:tab/>{</text:p>
      <text:p text:style-name="P1"><text:tab/><text:tab/><text:tab/>"size" : "Medium",</text:p>
      <text:p text:style-name="P1"><text:tab/><text:tab/><text:tab/>"qty" : 25</text:p>
      <text:p text:style-name="P1"><text:tab/><text:tab/>}</text:p>
      <text:p text:style-name="P1"><text:tab/>],</text:p>
      <text:p text:style-name="P1"><text:tab/>"category" : "Programming Language"</text:p>
      <text:p text:style-name="P1">}</text:p>
      <text:p text:style-name="P1">{</text:p>
      <text:p text:style-name="P1"><text:tab/>"_id" : ObjectId("64532f1b617ba227d82d2006"),</text:p>
      <text:p text:style-name="P1"><text:tab/>"Course" : "Python",</text:p>
      <text:p text:style-name="P1"><text:tab/>"details" : {</text:p>
      <text:p text:style-name="P1"><text:tab/><text:tab/>"Duration" : "3 months",</text:p>
      <text:p text:style-name="P1"><text:tab/><text:tab/>"Trainer" : "Rashmi Thorave"</text:p>
      <text:p text:style-name="P1"><text:tab/>},</text:p>
      <text:p text:style-name="P1"><text:tab/>"Batch" : [</text:p>
      <text:p text:style-name="P1"><text:tab/><text:tab/>{</text:p>
      <text:p text:style-name="P1"><text:tab/><text:tab/><text:tab/>"size" : "Small",</text:p>
      <text:p text:style-name="P1"><text:tab/><text:tab/><text:tab/>"qty" : 10</text:p>
      <text:p text:style-name="P1"><text:tab/><text:tab/>},</text:p>
      <text:p text:style-name="P1"><text:tab/><text:tab/>{</text:p>
      <text:p text:style-name="P1"><text:tab/><text:tab/><text:tab/>"size" : "Large",</text:p>
      <text:p text:style-name="P1"><text:tab/><text:tab/><text:tab/>"qty" : 30</text:p>
      <text:p text:style-name="P1"><text:tab/><text:tab/>}</text:p>
      <text:p text:style-name="P1"><text:tab/>],</text:p>
      <text:p text:style-name="P1"><text:tab/>"category" : "Programming Language"</text:p>
      <text:p text:style-name="P1">}</text:p>
      <text:p text:style-name="P1">&gt; </text:p>
      <text:p text:style-name="P1">&gt; db.student.find()</text:p>
      <text:p text:style-name="P1">{ "_id" : ObjectId("64532016b4079d5555a82e49"), "roll" : 1, "name" : "Raju", "marks" : 67.88 }</text:p>
      <text:p text:style-name="P1">{ "_id" : ObjectId("645325a1617ba227d82d2001"), "roll" : 2, "name" : "Pramod", "marks" : 89.23 }</text:p>
      <text:p text:style-name="P1">{ "_id" : ObjectId("645325b7617ba227d82d2002"), "roll" : 3, "name" : "Priya", "marks" : 73.22, "class" : "TY" }</text:p>
      <text:p text:style-name="P1">{ "_id" : ObjectId("645325c8617ba227d82d2003"), "roll" : 4, "name" : "Amar", "class" : "SY" }</text:p>
      <text:p text:style-name="P1"><text:soft-page-break/>{ "_id" : ObjectId("645325dc617ba227d82d2004"), "roll" : 5, "name" : "Akash", "class" : "SY", "marks" : 61.33, "age" : 21 }</text:p>
      <text:p text:style-name="P1">&gt; db.student.update({roll:3},{$set:{marks:70.23}})</text:p>
      <text:p text:style-name="P1">WriteResult({ "nMatched" : 1, "nUpserted" : 0, "nModified" : 1 })</text:p>
      <text:p text:style-name="P1">&gt; db.student.update({roll:3},{$set:{marks:70.23,age:20}})</text:p>
      <text:p text:style-name="P1">WriteResult({ "nMatched" : 1, "nUpserted" : 0, "nModified" : 1 })</text:p>
      <text:p text:style-name="P1">&gt; </text:p>
      <text:p text:style-name="P1">&gt; db.student.update({},{$set:{college:'cdac'}})</text:p>
      <text:p text:style-name="P1">WriteResult({ "nMatched" : 1, "nUpserted" : 0, "nModified" : 1 })</text:p>
      <text:p text:style-name="P1">&gt; db.student.find()</text:p>
      <text:p text:style-name="P1">{ "_id" : ObjectId("64532016b4079d5555a82e49"), "roll" : 1, "name" : "Raju", "marks" : 67.88, "college" : "cdac" }</text:p>
      <text:p text:style-name="P1">{ "_id" : ObjectId("645325a1617ba227d82d2001"), "roll" : 2, "name" : "Pramod", "marks" : 89.23 }</text:p>
      <text:p text:style-name="P1">{ "_id" : ObjectId("645325b7617ba227d82d2002"), "roll" : 3, "name" : "Priya", "marks" : 70.23, "class" : "TY", "age" : 20 }</text:p>
      <text:p text:style-name="P1">{ "_id" : ObjectId("645325c8617ba227d82d2003"), "roll" : 4, "name" : "Amar", "class" : "SY" }</text:p>
      <text:p text:style-name="P1">{ "_id" : ObjectId("645325dc617ba227d82d2004"), "roll" : 5, "name" : "Akash", "class" : "SY", "marks" : 61.33, "age" : 21 }</text:p>
      <text:p text:style-name="P1">&gt; db.student.update({},{$set:{college:'cdac'}},multi:true)</text:p>
      <text:p text:style-name="P1"/>
      <text:p text:style-name="P1">2023-05-04T09:53:42.673+0530 E QUERY <text:s text:c="3"/>[thread1] SyntaxError: missing ) after argument list @(shell):1:50</text:p>
      <text:p text:style-name="P1">&gt; </text:p>
      <text:p text:style-name="P1">&gt; db.student.update({},{$set:{college:'cdac'}})</text:p>
      <text:p text:style-name="P1">WriteResult({ "nMatched" : 1, "nUpserted" : 0, "nModified" : 0 })</text:p>
      <text:p text:style-name="P1">&gt; db.student.find()</text:p>
      <text:p text:style-name="P1">{ "_id" : ObjectId("64532016b4079d5555a82e49"), "roll" : 1, "name" : "Raju", "marks" : 67.88, "college" : "cdac" }</text:p>
      <text:p text:style-name="P1">{ "_id" : ObjectId("645325a1617ba227d82d2001"), "roll" : 2, "name" : "Pramod", "marks" : 89.23 }</text:p>
      <text:p text:style-name="P1">{ "_id" : ObjectId("645325b7617ba227d82d2002"), "roll" : 3, "name" : "Priya", "marks" : 70.23, "class" : "TY", "age" : 20 }</text:p>
      <text:p text:style-name="P1">{ "_id" : ObjectId("645325c8617ba227d82d2003"), "roll" : 4, "name" : "Amar", "class" : "SY" }</text:p>
      <text:p text:style-name="P1">{ "_id" : ObjectId("645325dc617ba227d82d2004"), "roll" : 5, "name" : "Akash", "class" : "SY", "marks" : 61.33, "age" : 21 }</text:p>
      <text:p text:style-name="P1">&gt; </text:p>
      <text:p text:style-name="P1">&gt; db.student.update({},{$set:{college:'cdac'}},{multi:true})</text:p>
      <text:p text:style-name="P1">WriteResult({ "nMatched" : 5, "nUpserted" : 0, "nModified" : 4 })</text:p>
      <text:p text:style-name="P1">&gt; db.student.find()</text:p>
      <text:p text:style-name="P1">{ "_id" : ObjectId("64532016b4079d5555a82e49"), "roll" : 1, "name" : "Raju", "marks" : 67.88, "college" : "cdac" }</text:p>
      <text:p text:style-name="P1">{ "_id" : ObjectId("645325a1617ba227d82d2001"), "roll" : 2, "name" : "Pramod", "marks" : 89.23, "college" : "cdac" }</text:p>
      <text:p text:style-name="P1">{ "_id" : ObjectId("645325b7617ba227d82d2002"), "roll" : 3, "name" : "Priya", "marks" : 70.23, "class" : "TY", "age" : 20, "college" : "cdac" }</text:p>
      <text:p text:style-name="P1">{ "_id" : ObjectId("645325c8617ba227d82d2003"), "roll" : 4, "name" : "Amar", "class" : "SY", "college" : "cdac" }</text:p>
      <text:p text:style-name="P1"><text:soft-page-break/>{ "_id" : ObjectId("645325dc617ba227d82d2004"), "roll" : 5, "name" : "Akash", "class" : "SY", "marks" : 61.33, "age" : 21, "college" : "cdac" }</text:p>
      <text:p text:style-name="P1">&gt; db.student.stats()</text:p>
      <text:p text:style-name="P1">{</text:p>
      <text:p text:style-name="P1"><text:tab/>"ns" : "pgdbda.student",</text:p>
      <text:p text:style-name="P1"><text:tab/>"size" : 477,</text:p>
      <text:p text:style-name="P1"><text:tab/>"count" : 5,</text:p>
      <text:p text:style-name="P1"><text:tab/>"avgObjSize" : 95,</text:p>
      <text:p text:style-name="P1"><text:tab/>"storageSize" : 36864,</text:p>
      <text:p text:style-name="P1"><text:tab/>"capped" : false,</text:p>
      <text:p text:style-name="P1"><text:tab/>"wiredTiger" : {</text:p>
      <text:p text:style-name="P1"><text:tab/><text:tab/>"metadata" : {</text:p>
      <text:p text:style-name="P1"><text:tab/><text:tab/><text:tab/>"formatVersion" : 1</text:p>
      <text:p text:style-name="P1"><text:tab/><text:tab/>},</text:p>
      <text:p text:style-name="P1"><text:tab/><text:tab/>"creationString" : "access_pattern_hint=none,allocation_size=4KB,app_metadata=(formatVersion=1),assert=(commit_timestamp=none,read_timestamp=none),block_allocation=best,block_compressor=snappy,cache_resident=false,checksum=on,colgroups=,collator=,columns=,dictionary=0,encryption=(keyid=,name=),exclusive=false,extractor=,format=btree,huffman_key=,huffman_value=,ignore_in_memory_cache_size=false,immutable=false,internal_item_max=0,internal_key_max=0,internal_key_truncate=true,internal_page_max=4KB,key_format=q,key_gap=10,leaf_item_max=0,leaf_key_max=0,leaf_page_max=32KB,leaf_value_max=64MB,log=(enabled=true),lsm=(auto_throttle=true,bloom=true,bloom_bit_count=16,bloom_config=,bloom_hash_count=8,bloom_oldest=false,chunk_count_limit=0,chunk_max=5GB,chunk_size=10MB,merge_custom=(prefix=,start_generation=0,suffix=),merge_max=15,merge_min=0),memory_page_max=10m,os_cache_dirty_max=0,os_cache_max=0,prefix_compression=false,prefix_compression_min=4,source=,split_deepen_min_child=0,split_deepen_per_child=0,split_pct=90,type=file,value_format=u",</text:p>
      <text:p text:style-name="P1"><text:tab/><text:tab/>"type" : "file",</text:p>
      <text:p text:style-name="P1"><text:tab/><text:tab/>"uri" : "statistics:table:collection-0-4692846763496453832",</text:p>
      <text:p text:style-name="P1"><text:tab/><text:tab/>"LSM" : {</text:p>
      <text:p text:style-name="P1"><text:tab/><text:tab/><text:tab/>"bloom filter false positives" : 0,</text:p>
      <text:p text:style-name="P1"><text:tab/><text:tab/><text:tab/>"bloom filter hits" : 0,</text:p>
      <text:p text:style-name="P1"><text:tab/><text:tab/><text:tab/>"bloom filter misses" : 0,</text:p>
      <text:p text:style-name="P1"><text:tab/><text:tab/><text:tab/>"bloom filter pages evicted from cache" : 0,</text:p>
      <text:p text:style-name="P1"><text:tab/><text:tab/><text:tab/>"bloom filter pages read into cache" : 0,</text:p>
      <text:p text:style-name="P1"><text:tab/><text:tab/><text:tab/>"bloom filters in the LSM tree" : 0,</text:p>
      <text:p text:style-name="P1"><text:tab/><text:tab/><text:tab/>"chunks in the LSM tree" : 0,</text:p>
      <text:p text:style-name="P1"><text:tab/><text:tab/><text:tab/>"highest merge generation in the LSM tree" : 0,</text:p>
      <text:p text:style-name="P1"><text:tab/><text:tab/><text:tab/>"queries that could have benefited from a Bloom filter that did not exist" : 0,</text:p>
      <text:p text:style-name="P1"><text:tab/><text:tab/><text:tab/>"sleep for LSM checkpoint throttle" : 0,</text:p>
      <text:p text:style-name="P1"><text:tab/><text:tab/><text:tab/>"sleep for LSM merge throttle" : 0,</text:p>
      <text:p text:style-name="P1"><text:tab/><text:tab/><text:tab/>"total size of bloom filters" : 0</text:p>
      <text:p text:style-name="P1"><text:tab/><text:tab/>},</text:p>
      <text:p text:style-name="P1"><text:tab/><text:tab/>"block-manager" : {</text:p>
      <text:p text:style-name="P1"><text:tab/><text:tab/><text:tab/>"allocations requiring file extension" : 8,</text:p>
      <text:p text:style-name="P1"><text:tab/><text:tab/><text:tab/>"blocks allocated" : 27,</text:p>
      <text:p text:style-name="P1"><text:soft-page-break/><text:tab/><text:tab/><text:tab/>"blocks freed" : 6,</text:p>
      <text:p text:style-name="P1"><text:tab/><text:tab/><text:tab/>"checkpoint size" : 4096,</text:p>
      <text:p text:style-name="P1"><text:tab/><text:tab/><text:tab/>"file allocation unit size" : 4096,</text:p>
      <text:p text:style-name="P1"><text:tab/><text:tab/><text:tab/>"file bytes available for reuse" : 16384,</text:p>
      <text:p text:style-name="P1"><text:tab/><text:tab/><text:tab/>"file magic number" : 120897,</text:p>
      <text:p text:style-name="P1"><text:tab/><text:tab/><text:tab/>"file major version number" : 1,</text:p>
      <text:p text:style-name="P1"><text:tab/><text:tab/><text:tab/>"file size in bytes" : 36864,</text:p>
      <text:p text:style-name="P1"><text:tab/><text:tab/><text:tab/>"minor version number" : 0</text:p>
      <text:p text:style-name="P1"><text:tab/><text:tab/>},</text:p>
      <text:p text:style-name="P1"><text:tab/><text:tab/>"btree" : {</text:p>
      <text:p text:style-name="P1"><text:tab/><text:tab/><text:tab/>"btree checkpoint generation" : 3583,</text:p>
      <text:p text:style-name="P1"><text:tab/><text:tab/><text:tab/>"column-store fixed-size leaf pages" : 0,</text:p>
      <text:p text:style-name="P1"><text:tab/><text:tab/><text:tab/>"column-store internal pages" : 0,</text:p>
      <text:p text:style-name="P1"><text:tab/><text:tab/><text:tab/>"column-store variable-size RLE encoded values" : 0,</text:p>
      <text:p text:style-name="P1"><text:tab/><text:tab/><text:tab/>"column-store variable-size deleted values" : 0,</text:p>
      <text:p text:style-name="P1"><text:tab/><text:tab/><text:tab/>"column-store variable-size leaf pages" : 0,</text:p>
      <text:p text:style-name="P1"><text:tab/><text:tab/><text:tab/>"fixed-record size" : 0,</text:p>
      <text:p text:style-name="P1"><text:tab/><text:tab/><text:tab/>"maximum internal page key size" : 368,</text:p>
      <text:p text:style-name="P1"><text:tab/><text:tab/><text:tab/>"maximum internal page size" : 4096,</text:p>
      <text:p text:style-name="P1"><text:tab/><text:tab/><text:tab/>"maximum leaf page key size" : 2867,</text:p>
      <text:p text:style-name="P1"><text:tab/><text:tab/><text:tab/>"maximum leaf page size" : 32768,</text:p>
      <text:p text:style-name="P1"><text:tab/><text:tab/><text:tab/>"maximum leaf page value size" : 67108864,</text:p>
      <text:p text:style-name="P1"><text:tab/><text:tab/><text:tab/>"maximum tree depth" : 3,</text:p>
      <text:p text:style-name="P1"><text:tab/><text:tab/><text:tab/>"number of key/value pairs" : 0,</text:p>
      <text:p text:style-name="P1"><text:tab/><text:tab/><text:tab/>"overflow pages" : 0,</text:p>
      <text:p text:style-name="P1"><text:tab/><text:tab/><text:tab/>"pages rewritten by compaction" : 0,</text:p>
      <text:p text:style-name="P1"><text:tab/><text:tab/><text:tab/>"row-store internal pages" : 0,</text:p>
      <text:p text:style-name="P1"><text:tab/><text:tab/><text:tab/>"row-store leaf pages" : 0</text:p>
      <text:p text:style-name="P1"><text:tab/><text:tab/>},</text:p>
      <text:p text:style-name="P1"><text:tab/><text:tab/>"cache" : {</text:p>
      <text:p text:style-name="P1"><text:tab/><text:tab/><text:tab/>"bytes currently in the cache" : 2512,</text:p>
      <text:p text:style-name="P1"><text:tab/><text:tab/><text:tab/>"bytes read into cache" : 0,</text:p>
      <text:p text:style-name="P1"><text:tab/><text:tab/><text:tab/>"bytes written from cache" : 2966,</text:p>
      <text:p text:style-name="P1"><text:tab/><text:tab/><text:tab/>"checkpoint blocked page eviction" : 0,</text:p>
      <text:p text:style-name="P1"><text:tab/><text:tab/><text:tab/>"data source pages selected for eviction unable to be evicted" : 0,</text:p>
      <text:p text:style-name="P1"><text:tab/><text:tab/><text:tab/>"eviction walk passes of a file" : 0,</text:p>
      <text:p text:style-name="P1"><text:tab/><text:tab/><text:tab/>"eviction walk target pages histogram - 0-9" : 0,</text:p>
      <text:p text:style-name="P1"><text:tab/><text:tab/><text:tab/>"eviction walk target pages histogram - 10-31" : 0,</text:p>
      <text:p text:style-name="P1"><text:tab/><text:tab/><text:tab/>"eviction walk target pages histogram - 128 and higher" : 0,</text:p>
      <text:p text:style-name="P1"><text:tab/><text:tab/><text:tab/>"eviction walk target pages histogram - 32-63" : 0,</text:p>
      <text:p text:style-name="P1"><text:tab/><text:tab/><text:tab/>"eviction walk target pages histogram - 64-128" : 0,</text:p>
      <text:p text:style-name="P1"><text:tab/><text:tab/><text:tab/>"eviction walks abandoned" : 0,</text:p>
      <text:p text:style-name="P1"><text:tab/><text:tab/><text:tab/>"eviction walks gave up because they restarted their walk twice" : 0,</text:p>
      <text:p text:style-name="P1"><text:tab/><text:tab/><text:tab/>"eviction walks gave up because they saw too many pages and found no candidates" : 0,</text:p>
      <text:p text:style-name="P1"><text:tab/><text:tab/><text:tab/>"eviction walks gave up because they saw too many pages and found too few candidates" : 0,</text:p>
      <text:p text:style-name="P1"><text:tab/><text:tab/><text:tab/>"eviction walks reached end of tree" : 0,</text:p>
      <text:p text:style-name="P1"><text:tab/><text:tab/><text:tab/>"eviction walks started from root of tree" : 0,</text:p>
      <text:p text:style-name="P1"><text:soft-page-break/><text:tab/><text:tab/><text:tab/>"eviction walks started from saved location in tree" : 0,</text:p>
      <text:p text:style-name="P1"><text:tab/><text:tab/><text:tab/>"hazard pointer blocked page eviction" : 0,</text:p>
      <text:p text:style-name="P1"><text:tab/><text:tab/><text:tab/>"in-memory page passed criteria to be split" : 0,</text:p>
      <text:p text:style-name="P1"><text:tab/><text:tab/><text:tab/>"in-memory page splits" : 0,</text:p>
      <text:p text:style-name="P1"><text:tab/><text:tab/><text:tab/>"internal pages evicted" : 0,</text:p>
      <text:p text:style-name="P1"><text:tab/><text:tab/><text:tab/>"internal pages split during eviction" : 0,</text:p>
      <text:p text:style-name="P1"><text:tab/><text:tab/><text:tab/>"leaf pages split during eviction" : 0,</text:p>
      <text:p text:style-name="P1"><text:tab/><text:tab/><text:tab/>"modified pages evicted" : 0,</text:p>
      <text:p text:style-name="P1"><text:tab/><text:tab/><text:tab/>"overflow pages read into cache" : 0,</text:p>
      <text:p text:style-name="P1"><text:tab/><text:tab/><text:tab/>"page split during eviction deepened the tree" : 0,</text:p>
      <text:p text:style-name="P1"><text:tab/><text:tab/><text:tab/>"page written requiring lookaside records" : 0,</text:p>
      <text:p text:style-name="P1"><text:tab/><text:tab/><text:tab/>"pages read into cache" : 0,</text:p>
      <text:p text:style-name="P1"><text:tab/><text:tab/><text:tab/>"pages read into cache after truncate" : 1,</text:p>
      <text:p text:style-name="P1"><text:tab/><text:tab/><text:tab/>"pages read into cache after truncate in prepare state" : 0,</text:p>
      <text:p text:style-name="P1"><text:tab/><text:tab/><text:tab/>"pages read into cache requiring lookaside entries" : 0,</text:p>
      <text:p text:style-name="P1"><text:tab/><text:tab/><text:tab/>"pages requested from the cache" : 45,</text:p>
      <text:p text:style-name="P1"><text:tab/><text:tab/><text:tab/>"pages seen by eviction walk" : 0,</text:p>
      <text:p text:style-name="P1"><text:tab/><text:tab/><text:tab/>"pages written from cache" : 14,</text:p>
      <text:p text:style-name="P1"><text:tab/><text:tab/><text:tab/>"pages written requiring in-memory restoration" : 0,</text:p>
      <text:p text:style-name="P1"><text:tab/><text:tab/><text:tab/>"tracked dirty bytes in the cache" : 0,</text:p>
      <text:p text:style-name="P1"><text:tab/><text:tab/><text:tab/>"unmodified pages evicted" : 0</text:p>
      <text:p text:style-name="P1"><text:tab/><text:tab/>},</text:p>
      <text:p text:style-name="P1"><text:tab/><text:tab/>"cache_walk" : {</text:p>
      <text:p text:style-name="P1"><text:tab/><text:tab/><text:tab/>"Average difference between current eviction generation when the page was last considered" : 0,</text:p>
      <text:p text:style-name="P1"><text:tab/><text:tab/><text:tab/>"Average on-disk page image size seen" : 0,</text:p>
      <text:p text:style-name="P1"><text:tab/><text:tab/><text:tab/>"Average time in cache for pages that have been visited by the eviction server" : 0,</text:p>
      <text:p text:style-name="P1"><text:tab/><text:tab/><text:tab/>"Average time in cache for pages that have not been visited by the eviction server" : 0,</text:p>
      <text:p text:style-name="P1"><text:tab/><text:tab/><text:tab/>"Clean pages currently in cache" : 0,</text:p>
      <text:p text:style-name="P1"><text:tab/><text:tab/><text:tab/>"Current eviction generation" : 0,</text:p>
      <text:p text:style-name="P1"><text:tab/><text:tab/><text:tab/>"Dirty pages currently in cache" : 0,</text:p>
      <text:p text:style-name="P1"><text:tab/><text:tab/><text:tab/>"Entries in the root page" : 0,</text:p>
      <text:p text:style-name="P1"><text:tab/><text:tab/><text:tab/>"Internal pages currently in cache" : 0,</text:p>
      <text:p text:style-name="P1"><text:tab/><text:tab/><text:tab/>"Leaf pages currently in cache" : 0,</text:p>
      <text:p text:style-name="P1"><text:tab/><text:tab/><text:tab/>"Maximum difference between current eviction generation when the page was last considered" : 0,</text:p>
      <text:p text:style-name="P1"><text:tab/><text:tab/><text:tab/>"Maximum page size seen" : 0,</text:p>
      <text:p text:style-name="P1"><text:tab/><text:tab/><text:tab/>"Minimum on-disk page image size seen" : 0,</text:p>
      <text:p text:style-name="P1"><text:tab/><text:tab/><text:tab/>"Number of pages never visited by eviction server" : 0,</text:p>
      <text:p text:style-name="P1"><text:tab/><text:tab/><text:tab/>"On-disk page image sizes smaller than a single allocation unit" : 0,</text:p>
      <text:p text:style-name="P1"><text:tab/><text:tab/><text:tab/>"Pages created in memory and never written" : 0,</text:p>
      <text:p text:style-name="P1"><text:tab/><text:tab/><text:tab/>"Pages currently queued for eviction" : 0,</text:p>
      <text:p text:style-name="P1"><text:tab/><text:tab/><text:tab/>"Pages that could not be queued for eviction" : 0,</text:p>
      <text:p text:style-name="P1"><text:tab/><text:tab/><text:tab/>"Refs skipped during cache traversal" : 0,</text:p>
      <text:p text:style-name="P1"><text:tab/><text:tab/><text:tab/>"Size of the root page" : 0,</text:p>
      <text:p text:style-name="P1"><text:tab/><text:tab/><text:tab/>"Total number of pages currently in cache" : 0</text:p>
      <text:p text:style-name="P1"><text:soft-page-break/><text:tab/><text:tab/>},</text:p>
      <text:p text:style-name="P1"><text:tab/><text:tab/>"compression" : {</text:p>
      <text:p text:style-name="P1"><text:tab/><text:tab/><text:tab/>"compressed pages read" : 0,</text:p>
      <text:p text:style-name="P1"><text:tab/><text:tab/><text:tab/>"compressed pages written" : 0,</text:p>
      <text:p text:style-name="P1"><text:tab/><text:tab/><text:tab/>"page written failed to compress" : 0,</text:p>
      <text:p text:style-name="P1"><text:tab/><text:tab/><text:tab/>"page written was too small to compress" : 14,</text:p>
      <text:p text:style-name="P1"><text:tab/><text:tab/><text:tab/>"raw compression call failed, additional data available" : 0,</text:p>
      <text:p text:style-name="P1"><text:tab/><text:tab/><text:tab/>"raw compression call failed, no additional data available" : 0,</text:p>
      <text:p text:style-name="P1"><text:tab/><text:tab/><text:tab/>"raw compression call succeeded" : 0</text:p>
      <text:p text:style-name="P1"><text:tab/><text:tab/>},</text:p>
      <text:p text:style-name="P1"><text:tab/><text:tab/>"cursor" : {</text:p>
      <text:p text:style-name="P1"><text:tab/><text:tab/><text:tab/>"bulk-loaded cursor-insert calls" : 0,</text:p>
      <text:p text:style-name="P1"><text:tab/><text:tab/><text:tab/>"create calls" : 3,</text:p>
      <text:p text:style-name="P1"><text:tab/><text:tab/><text:tab/>"cursor-insert key and value bytes inserted" : 956,</text:p>
      <text:p text:style-name="P1"><text:tab/><text:tab/><text:tab/>"cursor-remove key bytes removed" : 0,</text:p>
      <text:p text:style-name="P1"><text:tab/><text:tab/><text:tab/>"cursor-update value bytes updated" : 0,</text:p>
      <text:p text:style-name="P1"><text:tab/><text:tab/><text:tab/>"cursors cached on close" : 0,</text:p>
      <text:p text:style-name="P1"><text:tab/><text:tab/><text:tab/>"cursors reused from cache" : 0,</text:p>
      <text:p text:style-name="P1"><text:tab/><text:tab/><text:tab/>"insert calls" : 11,</text:p>
      <text:p text:style-name="P1"><text:tab/><text:tab/><text:tab/>"modify calls" : 1,</text:p>
      <text:p text:style-name="P1"><text:tab/><text:tab/><text:tab/>"next calls" : 109,</text:p>
      <text:p text:style-name="P1"><text:tab/><text:tab/><text:tab/>"prev calls" : 1,</text:p>
      <text:p text:style-name="P1"><text:tab/><text:tab/><text:tab/>"remove calls" : 0,</text:p>
      <text:p text:style-name="P1"><text:tab/><text:tab/><text:tab/>"reserve calls" : 0,</text:p>
      <text:p text:style-name="P1"><text:tab/><text:tab/><text:tab/>"reset calls" : 46,</text:p>
      <text:p text:style-name="P1"><text:tab/><text:tab/><text:tab/>"restarted searches" : 0,</text:p>
      <text:p text:style-name="P1"><text:tab/><text:tab/><text:tab/>"search calls" : 7,</text:p>
      <text:p text:style-name="P1"><text:tab/><text:tab/><text:tab/>"search near calls" : 10,</text:p>
      <text:p text:style-name="P1"><text:tab/><text:tab/><text:tab/>"truncate calls" : 0,</text:p>
      <text:p text:style-name="P1"><text:tab/><text:tab/><text:tab/>"update calls" : 0</text:p>
      <text:p text:style-name="P1"><text:tab/><text:tab/>},</text:p>
      <text:p text:style-name="P1"><text:tab/><text:tab/>"reconciliation" : {</text:p>
      <text:p text:style-name="P1"><text:tab/><text:tab/><text:tab/>"dictionary matches" : 0,</text:p>
      <text:p text:style-name="P1"><text:tab/><text:tab/><text:tab/>"fast-path pages deleted" : 0,</text:p>
      <text:p text:style-name="P1"><text:tab/><text:tab/><text:tab/>"internal page key bytes discarded using suffix compression" : 0,</text:p>
      <text:p text:style-name="P1"><text:tab/><text:tab/><text:tab/>"internal page multi-block writes" : 0,</text:p>
      <text:p text:style-name="P1"><text:tab/><text:tab/><text:tab/>"internal-page overflow keys" : 0,</text:p>
      <text:p text:style-name="P1"><text:tab/><text:tab/><text:tab/>"leaf page key bytes discarded using prefix compression" : 0,</text:p>
      <text:p text:style-name="P1"><text:tab/><text:tab/><text:tab/>"leaf page multi-block writes" : 0,</text:p>
      <text:p text:style-name="P1"><text:tab/><text:tab/><text:tab/>"leaf-page overflow keys" : 0,</text:p>
      <text:p text:style-name="P1"><text:tab/><text:tab/><text:tab/>"maximum blocks required for a page" : 1,</text:p>
      <text:p text:style-name="P1"><text:tab/><text:tab/><text:tab/>"overflow values written" : 0,</text:p>
      <text:p text:style-name="P1"><text:tab/><text:tab/><text:tab/>"page checksum matches" : 0,</text:p>
      <text:p text:style-name="P1"><text:tab/><text:tab/><text:tab/>"page reconciliation calls" : 14,</text:p>
      <text:p text:style-name="P1"><text:tab/><text:tab/><text:tab/>"page reconciliation calls for eviction" : 0,</text:p>
      <text:p text:style-name="P1"><text:tab/><text:tab/><text:tab/>"pages deleted" : 0</text:p>
      <text:p text:style-name="P1"><text:tab/><text:tab/>},</text:p>
      <text:p text:style-name="P1"><text:tab/><text:tab/>"session" : {</text:p>
      <text:p text:style-name="P1"><text:tab/><text:tab/><text:tab/>"cached cursor count" : 0,</text:p>
      <text:p text:style-name="P1"><text:soft-page-break/><text:tab/><text:tab/><text:tab/>"object compaction" : 0,</text:p>
      <text:p text:style-name="P1"><text:tab/><text:tab/><text:tab/>"open cursor count" : 3</text:p>
      <text:p text:style-name="P1"><text:tab/><text:tab/>},</text:p>
      <text:p text:style-name="P1"><text:tab/><text:tab/>"transaction" : {</text:p>
      <text:p text:style-name="P1"><text:tab/><text:tab/><text:tab/>"update conflicts" : 0</text:p>
      <text:p text:style-name="P1"><text:tab/><text:tab/>}</text:p>
      <text:p text:style-name="P1"><text:tab/>},</text:p>
      <text:p text:style-name="P1"><text:tab/>"nindexes" : 1,</text:p>
      <text:p text:style-name="P1"><text:tab/>"totalIndexSize" : 36864,</text:p>
      <text:p text:style-name="P1"><text:tab/>"indexSizes" : {</text:p>
      <text:p text:style-name="P1"><text:tab/><text:tab/>"_id_" : 36864</text:p>
      <text:p text:style-name="P1"><text:tab/>},</text:p>
      <text:p text:style-name="P1"><text:tab/>"ok" : 1</text:p>
      <text:p text:style-name="P1">}</text:p>
      <text:p text:style-name="P1">&gt; </text:p>
      <text:p text:style-name="P1">&gt; db.createCollection('hi',max=15000)</text:p>
      <text:p text:style-name="P1">{</text:p>
      <text:p text:style-name="P1"><text:tab/>"ok" : 0,</text:p>
      <text:p text:style-name="P1"><text:tab/>"errmsg" : "The field 'toPercentStr' is not a valid collection option. Options: { toPercentStr: function () {\n <text:s text:c="3"/>return (this * 100).toFixed(2) + \"%\";\n}, zeroPad: function (width) {\n <text:s text:c="3"/>return ('' + this).pad(width, false, '0');\n} }",</text:p>
      <text:p text:style-name="P1"><text:tab/>"code" : 72,</text:p>
      <text:p text:style-name="P1"><text:tab/>"codeName" : "InvalidOptions"</text:p>
      <text:p text:style-name="P1">}</text:p>
      <text:p text:style-name="P1">&gt; db.createCollection('hi',Options:{max:12000})</text:p>
      <text:p text:style-name="P1">2023-05-04T10:33:28.180+0530 E QUERY <text:s text:c="3"/>[thread1] SyntaxError: missing ) after argument list @(shell):1:32</text:p>
      <text:p text:style-name="P1">&gt; db.createCollection('hi')</text:p>
      <text:p text:style-name="P1">{ "ok" : 1 }</text:p>
      <text:p text:style-name="P1">&gt; db.hi.drop()</text:p>
      <text:p text:style-name="P1">true</text:p>
      <text:p text:style-name="P1">&gt; </text:p>
      <text:p text:style-name="P1"/>
      <text:p text:style-name="P1"/>
      <text:p text:style-name="P1"/>
      <text:p text:style-name="P1">&gt; db.student.find()</text:p>
      <text:p text:style-name="P1">{ "_id" : ObjectId("64532016b4079d5555a82e49"), "roll" : 1, "name" : "Raju", "marks" : 67.88, "college" : "cdac" }</text:p>
      <text:p text:style-name="P1">{ "_id" : ObjectId("645325a1617ba227d82d2001"), "roll" : 2, "name" : "Pramod", "marks" : 89.23, "college" : "cdac" }</text:p>
      <text:p text:style-name="P1">{ "_id" : ObjectId("645325b7617ba227d82d2002"), "roll" : 3, "name" : "Priya", "marks" : 70.23, "class" : "TY", "age" : 20, "college" : "cdac" }</text:p>
      <text:p text:style-name="P1">{ "_id" : ObjectId("645325c8617ba227d82d2003"), "roll" : 4, "name" : "Amar", "class" : "SY", "college" : "cdac" }</text:p>
      <text:p text:style-name="P1">{ "_id" : ObjectId("645325dc617ba227d82d2004"), "roll" : 5, "name" : "Akash", "class" : "SY", "marks" : 61.33, "age" : 21, "college" : "cdac" }</text:p>
      <text:p text:style-name="P1">&gt; db.student.save({_id: ObjectId("645325c8617ba227d82d2003"),{roll:4,name:'Anita',marks:57.23,age:23,class:'TY'}})</text:p>
      <text:p text:style-name="P1">2023-05-04T10:42:04.162+0530 E QUERY <text:s text:c="3"/>[thread1] SyntaxError: invalid property id @(shell):1:59</text:p>
      <text:p text:style-name="P1"><text:soft-page-break/>&gt; db.student.save({ _id: ObjectId("645325c8617ba227d82d2003"),{roll:4,name:'Anita',marks:57.23,age:23,class:'TY'}})</text:p>
      <text:p text:style-name="P1">2023-05-04T10:42:24.687+0530 E QUERY <text:s text:c="3"/>[thread1] SyntaxError: invalid property id @(shell):1:60</text:p>
      <text:p text:style-name="P1">&gt; db.student.save({ '_id': ObjectId("645325c8617ba227d82d2003"),{roll:4,name:'Anita',marks:57.23,age:23,class:'TY'}})</text:p>
      <text:p text:style-name="P1">2023-05-04T10:42:39.881+0530 E QUERY <text:s text:c="3"/>[thread1] SyntaxError: invalid property id @(shell):1:62</text:p>
      <text:p text:style-name="P1">&gt; db.student.save({ '_id': ObjectId("645325c8617ba227d82d2003"),roll:4,name:'Anita',marks:57.23,age:23,class:'TY'})</text:p>
      <text:p text:style-name="P1">WriteResult({ "nMatched" : 1, "nUpserted" : 0, "nModified" : 1 })</text:p>
      <text:p text:style-name="P1">&gt; </text:p>
      <text:p text:style-name="P1">&gt; db.student.find()</text:p>
      <text:p text:style-name="P1">{ "_id" : ObjectId("64532016b4079d5555a82e49"), "roll" : 1, "name" : "Raju", "marks" : 67.88, "college" : "cdac" }</text:p>
      <text:p text:style-name="P1">{ "_id" : ObjectId("645325a1617ba227d82d2001"), "roll" : 2, "name" : "Pramod", "marks" : 89.23, "college" : "cdac" }</text:p>
      <text:p text:style-name="P1">{ "_id" : ObjectId("645325b7617ba227d82d2002"), "roll" : 3, "name" : "Priya", "marks" : 70.23, "class" : "TY", "age" : 20, "college" : "cdac" }</text:p>
      <text:p text:style-name="P1">{ "_id" : ObjectId("645325c8617ba227d82d2003"), "roll" : 4, "name" : "Anita", "marks" : 57.23, "age" : 23, "class" : "TY" }</text:p>
      <text:p text:style-name="P1">{ "_id" : ObjectId("645325dc617ba227d82d2004"), "roll" : 5, "name" : "Akash", "class" : "SY", "marks" : 61.33, "age" : 21, "college" : "cdac" }</text:p>
      <text:p text:style-name="P1">&gt; db.student.save({ '_id': ObjectId("645325c8617ba227d82d2003"),roll:4,name:'Anita',marks:57.23,age:23,class:'TY'})</text:p>
      <text:p text:style-name="P1">WriteResult({ "nMatched" : 1, "nUpserted" : 0, "nModified" : 0 })</text:p>
      <text:p text:style-name="P1">&gt; </text:p>
      <text:p text:style-name="P1"/>
      <text:p text:style-name="P1"/>
      <text:p text:style-name="P1"/>
      <text:p text:style-name="P1">&gt; db.student.remove({roll:4})</text:p>
      <text:p text:style-name="P1">WriteResult({ "nRemoved" : 1 })</text:p>
      <text:p text:style-name="P1">&gt; db.student.remove({roll:4})</text:p>
      <text:p text:style-name="P1">WriteResult({ "nRemoved" : 0 })</text:p>
      <text:p text:style-name="P1">&gt; db.student.insert( {'roll':4, <text:s/>'name':'Amar',class:'SY' })</text:p>
      <text:p text:style-name="P1">WriteResult({ "nInserted" : 1 })</text:p>
      <text:p text:style-name="P1">&gt; db.student.remove({roll:4})</text:p>
      <text:p text:style-name="P1">WriteResult({ "nRemoved" : 1 })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restaurant.insert(</text:p>
      <text:p text:style-name="P1"><text:soft-page-break/>... name:'First',</text:p>
      <text:p text:style-name="P1">... cuisine:'Indian',</text:p>
      <text:p text:style-name="P1">... score: 87.12</text:p>
      <text:p text:style-name="P1">... grade:'B',</text:p>
      <text:p text:style-name="P1">... long:56.78</text:p>
      <text:p text:style-name="P1">... latt:89.23,</text:p>
      <text:p text:style-name="P1">... city:'New York')</text:p>
      <text:p text:style-name="P1">2023-05-04T11:09:43.128+0530 E QUERY <text:s text:c="3"/>[thread1] SyntaxError: missing ) after argument list @(shell):2:4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restaurant.insert({name:'First', cuisine:'Indian', score: 87.12, grade:'B', long:56.78 latt:89.23, city:'New York'})</text:p>
      <text:p text:style-name="P1">2023-05-04T11:09:52.964+0530 E QUERY <text:s text:c="3"/>[thread1] SyntaxError: missing } after property list @(shell):1:90</text:p>
      <text:p text:style-name="P1">&gt; db.restaurant.insert({name:'First', cuisine:'Indian', score: 87.12, grade:'B', long:56.78, latt:89.23, city:'New York'})</text:p>
      <text:p text:style-name="P1">WriteResult({ "nInserted" : 1 })</text:p>
      <text:p text:style-name="P1">&gt; db.restaurant.insert({name:'Second', cuisine:'American', score: 47.12, grade:'C', long:52.89, latt:83.99, city:'Washington DC'})</text:p>
      <text:p text:style-name="P1">WriteResult({ "nInserted" : 1 })</text:p>
      <text:p text:style-name="P1">&gt; db.restaurant.insert({name:'Third', cuisine:'American', score:94.66, grade:'A', long:52.89, latt:83.99, city:'Brooklyn'})</text:p>
      <text:p text:style-name="P1">WriteResult({ "nInserted" : 1 })</text:p>
      <text:p text:style-name="P1">&gt; db.restaurant.insert({name:'Fourth', cuisine:'Mexican', score:82.89, grade:'A', long:72.89, latt:77.99, city:'Texas'})</text:p>
      <text:p text:style-name="P1">WriteResult({ "nInserted" : 1 })</text:p>
      <text:p text:style-name="P1">&gt; db.restaurant.insert({name:'Fifth', cuisine:'Indian', score:77.94, grade:'B', long:75.12, latt:79.99, city:'Log Angeles'})</text:p>
      <text:p text:style-name="P1">WriteResult({ "nInserted" : 1 })</text:p>
      <text:p text:style-name="P1">&gt; </text:p>
      <text:p text:style-name="P1">&gt; db.restaurant.find().pretty()</text:p>
      <text:p text:style-name="P1">{</text:p>
      <text:p text:style-name="P1"><text:tab/>"_id" : ObjectId("64534537617ba227d82d2008"),</text:p>
      <text:p text:style-name="P1"><text:tab/>"name" : "First",</text:p>
      <text:p text:style-name="P1"><text:tab/>"cuisine" : "Indian",</text:p>
      <text:p text:style-name="P1"><text:tab/>"score" : 87.12,</text:p>
      <text:p text:style-name="P1"><text:tab/>"grade" : "B",</text:p>
      <text:p text:style-name="P1"><text:tab/>"long" : 56.78,</text:p>
      <text:p text:style-name="P1"><text:tab/>"latt" : 89.23,</text:p>
      <text:p text:style-name="P1"><text:tab/>"city" : "New York"</text:p>
      <text:p text:style-name="P1">}</text:p>
      <text:p text:style-name="P1">{</text:p>
      <text:p text:style-name="P1"><text:tab/>"_id" : ObjectId("64534568617ba227d82d2009"),</text:p>
      <text:p text:style-name="P1"><text:soft-page-break/><text:tab/>"name" : "Second",</text:p>
      <text:p text:style-name="P1"><text:tab/>"cuisine" : "American",</text:p>
      <text:p text:style-name="P1"><text:tab/>"score" : 47.12,</text:p>
      <text:p text:style-name="P1"><text:tab/>"grade" : "C",</text:p>
      <text:p text:style-name="P1"><text:tab/>"long" : 52.89,</text:p>
      <text:p text:style-name="P1"><text:tab/>"latt" : 83.99,</text:p>
      <text:p text:style-name="P1"><text:tab/>"city" : "Washington DC"</text:p>
      <text:p text:style-name="P1">}</text:p>
      <text:p text:style-name="P1">{</text:p>
      <text:p text:style-name="P1"><text:tab/>"_id" : ObjectId("645345a3617ba227d82d200a"),</text:p>
      <text:p text:style-name="P1"><text:tab/>"name" : "Third",</text:p>
      <text:p text:style-name="P1"><text:tab/>"cuisine" : "American",</text:p>
      <text:p text:style-name="P1"><text:tab/>"score" : 94.66,</text:p>
      <text:p text:style-name="P1"><text:tab/>"grade" : "A",</text:p>
      <text:p text:style-name="P1"><text:tab/>"long" : 52.89,</text:p>
      <text:p text:style-name="P1"><text:tab/>"latt" : 83.99,</text:p>
      <text:p text:style-name="P1"><text:tab/>"city" : "Brooklyn"</text:p>
      <text:p text:style-name="P1">}</text:p>
      <text:p text:style-name="P1">{</text:p>
      <text:p text:style-name="P1"><text:tab/>"_id" : ObjectId("645345c5617ba227d82d200b"),</text:p>
      <text:p text:style-name="P1"><text:tab/>"name" : "Fourth",</text:p>
      <text:p text:style-name="P1"><text:tab/>"cuisine" : "Mexican",</text:p>
      <text:p text:style-name="P1"><text:tab/>"score" : 82.89,</text:p>
      <text:p text:style-name="P1"><text:tab/>"grade" : "A",</text:p>
      <text:p text:style-name="P1"><text:tab/>"long" : 72.89,</text:p>
      <text:p text:style-name="P1"><text:tab/>"latt" : 77.99,</text:p>
      <text:p text:style-name="P1"><text:tab/>"city" : "Texas"</text:p>
      <text:p text:style-name="P1">}</text:p>
      <text:p text:style-name="P1">{</text:p>
      <text:p text:style-name="P1"><text:tab/>"_id" : ObjectId("645345f0617ba227d82d200c"),</text:p>
      <text:p text:style-name="P1"><text:tab/>"name" : "Fifth",</text:p>
      <text:p text:style-name="P1"><text:tab/>"cuisine" : "Indian",</text:p>
      <text:p text:style-name="P1"><text:tab/>"score" : 77.94,</text:p>
      <text:p text:style-name="P1"><text:tab/>"grade" : "B",</text:p>
      <text:p text:style-name="P1"><text:tab/>"long" : 75.12,</text:p>
      <text:p text:style-name="P1"><text:tab/>"latt" : 79.99,</text:p>
      <text:p text:style-name="P1"><text:tab/>"city" : "Log Angeles"</text:p>
      <text:p text:style-name="P1">}</text:p>
      <text:p text:style-name="P1">&gt; </text:p>
      <text:p text:style-name="P1">&gt; db.restaurant.find({score:{$gt:90}})</text:p>
      <text:p text:style-name="P1">{ "_id" : ObjectId("645345a3617ba227d82d200a"), "name" : "Third", "cuisine" : "American", "score" : 94.66, "grade" : "A", "long" : 52.89, "latt" : 83.99, "city" : "Brooklyn" }</text:p>
      <text:p text:style-name="P1">&gt; db.restaurant.find({score:{$gt:90}}).pretty()</text:p>
      <text:p text:style-name="P1">{</text:p>
      <text:p text:style-name="P1"><text:tab/>"_id" : ObjectId("645345a3617ba227d82d200a"),</text:p>
      <text:p text:style-name="P1"><text:tab/>"name" : "Third",</text:p>
      <text:p text:style-name="P1"><text:tab/>"cuisine" : "American",</text:p>
      <text:p text:style-name="P1"><text:tab/>"score" : 94.66,</text:p>
      <text:p text:style-name="P1"><text:tab/>"grade" : "A",</text:p>
      <text:p text:style-name="P1"><text:tab/>"long" : 52.89,</text:p>
      <text:p text:style-name="P1"><text:tab/>"latt" : 83.99,</text:p>
      <text:p text:style-name="P1"><text:tab/>"city" : "Brooklyn"</text:p>
      <text:p text:style-name="P1"><text:soft-page-break/>}</text:p>
      <text:p text:style-name="P1">&gt; db.restaurant.find({cuisine:{$ne:'American'}}).pretty()</text:p>
      <text:p text:style-name="P1">{</text:p>
      <text:p text:style-name="P1"><text:tab/>"_id" : ObjectId("64534537617ba227d82d2008"),</text:p>
      <text:p text:style-name="P1"><text:tab/>"name" : "First",</text:p>
      <text:p text:style-name="P1"><text:tab/>"cuisine" : "Indian",</text:p>
      <text:p text:style-name="P1"><text:tab/>"score" : 87.12,</text:p>
      <text:p text:style-name="P1"><text:tab/>"grade" : "B",</text:p>
      <text:p text:style-name="P1"><text:tab/>"long" : 56.78,</text:p>
      <text:p text:style-name="P1"><text:tab/>"latt" : 89.23,</text:p>
      <text:p text:style-name="P1"><text:tab/>"city" : "New York"</text:p>
      <text:p text:style-name="P1">}</text:p>
      <text:p text:style-name="P1">{</text:p>
      <text:p text:style-name="P1"><text:tab/>"_id" : ObjectId("645345c5617ba227d82d200b"),</text:p>
      <text:p text:style-name="P1"><text:tab/>"name" : "Fourth",</text:p>
      <text:p text:style-name="P1"><text:tab/>"cuisine" : "Mexican",</text:p>
      <text:p text:style-name="P1"><text:tab/>"score" : 82.89,</text:p>
      <text:p text:style-name="P1"><text:tab/>"grade" : "A",</text:p>
      <text:p text:style-name="P1"><text:tab/>"long" : 72.89,</text:p>
      <text:p text:style-name="P1"><text:tab/>"latt" : 77.89,</text:p>
      <text:p text:style-name="P1"><text:tab/>"city" : "Texas"</text:p>
      <text:p text:style-name="P1">}</text:p>
      <text:p text:style-name="P1">{</text:p>
      <text:p text:style-name="P1"><text:tab/>"_id" : ObjectId("645345f0617ba227d82d200c"),</text:p>
      <text:p text:style-name="P1"><text:tab/>"name" : "Fifth",</text:p>
      <text:p text:style-name="P1"><text:tab/>"cuisine" : "Indian",</text:p>
      <text:p text:style-name="P1"><text:tab/>"score" : 77.94,</text:p>
      <text:p text:style-name="P1"><text:tab/>"grade" : "B",</text:p>
      <text:p text:style-name="P1"><text:tab/>"long" : 75.12,</text:p>
      <text:p text:style-name="P1"><text:tab/>"latt" : 79.99,</text:p>
      <text:p text:style-name="P1"><text:tab/>"city" : "Log Angeles"</text:p>
      <text:p text:style-name="P1">}</text:p>
      <text:p text:style-name="P1">&gt; </text:p>
      <text:p text:style-name="P1">&gt; db.restaurant.find({cuisine:{$ne:'American'},{score:{$gt:70}}}).pretty()</text:p>
      <text:p text:style-name="P1">2023-05-04T11:24:44.738+0530 E QUERY <text:s text:c="3"/>[thread1] SyntaxError: invalid property id @(shell):1:45</text:p>
      <text:p text:style-name="P1">&gt; db.restaurant.find({cuisine:{$ne:'American'},score:{$gt:70}}).pretty()</text:p>
      <text:p text:style-name="P1">{</text:p>
      <text:p text:style-name="P1"><text:tab/>"_id" : ObjectId("64534537617ba227d82d2008"),</text:p>
      <text:p text:style-name="P1"><text:tab/>"name" : "First",</text:p>
      <text:p text:style-name="P1"><text:tab/>"cuisine" : "Indian",</text:p>
      <text:p text:style-name="P1"><text:tab/>"score" : 87.12,</text:p>
      <text:p text:style-name="P1"><text:tab/>"grade" : "B",</text:p>
      <text:p text:style-name="P1"><text:tab/>"long" : 56.78,</text:p>
      <text:p text:style-name="P1"><text:tab/>"latt" : 89.23,</text:p>
      <text:p text:style-name="P1"><text:tab/>"city" : "New York"</text:p>
      <text:p text:style-name="P1">}</text:p>
      <text:p text:style-name="P1">{</text:p>
      <text:p text:style-name="P1"><text:tab/>"_id" : ObjectId("645345c5617ba227d82d200b"),</text:p>
      <text:p text:style-name="P1"><text:tab/>"name" : "Fourth",</text:p>
      <text:p text:style-name="P1"><text:tab/>"cuisine" : "Mexican",</text:p>
      <text:p text:style-name="P1"><text:soft-page-break/><text:tab/>"score" : 82.89,</text:p>
      <text:p text:style-name="P1"><text:tab/>"grade" : "A",</text:p>
      <text:p text:style-name="P1"><text:tab/>"long" : 72.89,</text:p>
      <text:p text:style-name="P1"><text:tab/>"latt" : 77.89,</text:p>
      <text:p text:style-name="P1"><text:tab/>"city" : "Texas"</text:p>
      <text:p text:style-name="P1">}</text:p>
      <text:p text:style-name="P1">{</text:p>
      <text:p text:style-name="P1"><text:tab/>"_id" : ObjectId("645345f0617ba227d82d200c"),</text:p>
      <text:p text:style-name="P1"><text:tab/>"name" : "Fifth",</text:p>
      <text:p text:style-name="P1"><text:tab/>"cuisine" : "Indian",</text:p>
      <text:p text:style-name="P1"><text:tab/>"score" : 77.94,</text:p>
      <text:p text:style-name="P1"><text:tab/>"grade" : "B",</text:p>
      <text:p text:style-name="P1"><text:tab/>"long" : 75.12,</text:p>
      <text:p text:style-name="P1"><text:tab/>"latt" : 79.99,</text:p>
      <text:p text:style-name="P1"><text:tab/>"city" : "Log Angeles"</text:p>
      <text:p text:style-name="P1">}</text:p>
      <text:p text:style-name="P1">&gt; </text:p>
      <text:p text:style-name="P1">&gt; db.restaurant.find({cuisine:{$ne:'American'},score:{$gt:70}, long:{$lt:65}}).pretty()</text:p>
      <text:p text:style-name="P1">{</text:p>
      <text:p text:style-name="P1"><text:tab/>"_id" : ObjectId("64534537617ba227d82d2008"),</text:p>
      <text:p text:style-name="P1"><text:tab/>"name" : "First",</text:p>
      <text:p text:style-name="P1"><text:tab/>"cuisine" : "Indian",</text:p>
      <text:p text:style-name="P1"><text:tab/>"score" : 87.12,</text:p>
      <text:p text:style-name="P1"><text:tab/>"grade" : "B",</text:p>
      <text:p text:style-name="P1"><text:tab/>"long" : 56.78,</text:p>
      <text:p text:style-name="P1"><text:tab/>"latt" : 89.23,</text:p>
      <text:p text:style-name="P1"><text:tab/>"city" : "New York"</text:p>
      <text:p text:style-name="P1">}</text:p>
      <text:p text:style-name="P1">&gt; db.restaurant.find({cuisine:{$ne:'American'},grade:'A',city:{$ne:'Brooklyn'}}).pretty()</text:p>
      <text:p text:style-name="P1">{</text:p>
      <text:p text:style-name="P1"><text:tab/>"_id" : ObjectId("645345c5617ba227d82d200b"),</text:p>
      <text:p text:style-name="P1"><text:tab/>"name" : "Fourth",</text:p>
      <text:p text:style-name="P1"><text:tab/>"cuisine" : "Mexican",</text:p>
      <text:p text:style-name="P1"><text:tab/>"score" : 82.89,</text:p>
      <text:p text:style-name="P1"><text:tab/>"grade" : "A",</text:p>
      <text:p text:style-name="P1"><text:tab/>"long" : 72.89,</text:p>
      <text:p text:style-name="P1"><text:tab/>"latt" : 77.89,</text:p>
      <text:p text:style-name="P1"><text:tab/>"city" : "Texas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2:13:16.970548611</meta:creation-date>
    <dc:date>2023-05-04T12:14:04.954784360</dc:date>
    <meta:editing-duration>PT48S</meta:editing-duration>
    <meta:editing-cycles>1</meta:editing-cycles>
    <meta:document-statistic meta:table-count="0" meta:image-count="0" meta:object-count="0" meta:page-count="19" meta:paragraph-count="802" meta:word-count="3568" meta:character-count="26543" meta:non-whitespace-character-count="22771"/>
    <meta:generator>LibreOffice/7.4.1.2$Linux_X86_64 LibreOffice_project/3c58a8f3a960df8bc8fd77b461821e42c061c5f0</meta:generator>
  </office:meta>
</office:document-meta>
</file>